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1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color="#c9211e" style:font-name="sans-serif" fo:font-size="15pt"/>
    </style:style>
    <style:style style:name="P2" style:family="paragraph" style:parent-style-name="Standard">
      <style:paragraph-properties fo:text-align="center" style:justify-single-word="false" style:writing-mode="lr-tb"/>
      <style:text-properties fo:color="#c9211e" style:font-name="sans-serif" fo:font-size="15pt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 style:writing-mode="lr-tb"/>
      <style:text-properties fo:color="#000000" style:font-name="sans-serif" fo:font-size="15pt" fo:font-weight="bold" officeooo:rsid="0017fbeb" officeooo:paragraph-rsid="0017fbeb" style:font-weight-asian="bold" style:font-weight-complex="bold"/>
    </style:style>
    <style:style style:name="P4" style:family="paragraph" style:parent-style-name="Standard">
      <style:paragraph-properties fo:text-align="start" style:justify-single-word="false" style:writing-mode="lr-tb"/>
      <style:text-properties fo:color="#000000" style:font-name="sans-serif" fo:font-size="15pt" fo:font-weight="bold" officeooo:rsid="0017fbeb" officeooo:paragraph-rsid="001dc294" style:font-weight-asian="bold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fo:color="#000000" style:font-name="sans-serif" fo:font-size="15pt" fo:font-weight="normal" officeooo:rsid="0017fbeb" officeooo:paragraph-rsid="0017fbeb" style:font-weight-asian="normal" style:font-weight-complex="normal"/>
    </style:style>
    <style:style style:name="P6" style:family="paragraph" style:parent-style-name="Standard">
      <style:paragraph-properties fo:text-align="start" style:justify-single-word="false" style:writing-mode="lr-tb"/>
      <style:text-properties fo:color="#000000" style:font-name="sans-serif" fo:font-size="15pt" fo:font-weight="normal" officeooo:rsid="0017fbeb" officeooo:paragraph-rsid="001dc294" style:font-weight-asian="normal" style:font-weight-complex="normal"/>
    </style:style>
    <style:style style:name="P7" style:family="paragraph" style:parent-style-name="Standard">
      <style:paragraph-properties fo:text-align="start" style:justify-single-word="false" style:writing-mode="lr-tb"/>
      <style:text-properties fo:color="#000000" style:font-name="sans-serif" fo:font-size="15pt" style:text-underline-style="solid" style:text-underline-width="auto" style:text-underline-color="font-color" fo:font-weight="normal" officeooo:rsid="0017fbeb" officeooo:paragraph-rsid="0017fbeb" style:font-weight-asian="normal" style:font-weight-complex="normal"/>
    </style:style>
    <style:style style:name="P8" style:family="paragraph" style:parent-style-name="Standard">
      <style:paragraph-properties fo:text-align="start" style:justify-single-word="false" style:writing-mode="lr-tb"/>
      <style:text-properties fo:color="#000000" style:font-name="sans-serif" fo:font-size="15pt" style:text-underline-style="solid" style:text-underline-width="auto" style:text-underline-color="font-color" fo:font-weight="normal" officeooo:rsid="0017fbeb" officeooo:paragraph-rsid="001dc294" style:font-weight-asian="normal" style:font-weight-complex="normal"/>
    </style:style>
    <style:style style:name="P9" style:family="paragraph" style:parent-style-name="Standard">
      <style:paragraph-properties fo:text-align="start" style:justify-single-word="false" style:writing-mode="lr-tb"/>
      <style:text-properties fo:color="#000000" style:font-name="sans-serif" fo:font-size="14pt" fo:font-weight="normal" officeooo:rsid="0017fbeb" officeooo:paragraph-rsid="0017fbeb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 style:writing-mode="lr-tb"/>
      <style:text-properties fo:color="#000000" style:font-name="sans-serif" fo:font-size="14pt" fo:font-weight="normal" officeooo:rsid="0017fbeb" officeooo:paragraph-rsid="0018ea2d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 style:writing-mode="lr-tb"/>
      <style:text-properties fo:color="#000000" style:font-name="sans-serif" fo:font-size="14pt" fo:font-weight="normal" officeooo:rsid="0017fbeb" officeooo:paragraph-rsid="001dc294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 style:writing-mode="lr-tb"/>
      <style:text-properties officeooo:paragraph-rsid="001dc294"/>
    </style:style>
    <style:style style:name="T1" style:family="text">
      <style:text-properties officeooo:rsid="0018adfb"/>
    </style:style>
    <style:style style:name="T2" style:family="text">
      <style:text-properties officeooo:rsid="001ac988"/>
    </style:style>
    <style:style style:name="T3" style:family="text">
      <style:text-properties fo:color="#000000" style:font-name="sans-serif" fo:font-size="15pt" fo:font-weight="bold" officeooo:rsid="0017fbeb" style:font-size-asian="14pt" style:font-weight-asian="bold" style:font-size-complex="14pt" style:font-weight-complex="bold"/>
    </style:style>
    <style:style style:name="T4" style:family="text">
      <style:text-properties fo:color="#000000" style:font-name="sans-serif" fo:font-size="15pt" fo:font-weight="bold" officeooo:rsid="001dc294" style:font-size-asian="14pt" style:font-weight-asian="bold" style:font-size-complex="14pt" style:font-weight-complex="bold"/>
    </style:style>
    <style:style style:name="T5" style:family="text">
      <style:text-properties fo:color="#000000" style:font-name="sans-serif" fo:font-size="14pt" fo:font-weight="normal" officeooo:rsid="0017fbeb" style:font-size-asian="14pt" style:font-weight-asian="normal" style:font-size-complex="14pt" style:font-weight-complex="normal"/>
    </style:style>
    <style:style style:name="T6" style:family="text">
      <style:text-properties fo:color="#000000" style:font-name="sans-serif" fo:font-size="14pt" fo:font-weight="normal" officeooo:rsid="001dc294" style:font-size-asian="14pt" style:font-weight-asian="normal" style:font-size-complex="14pt" style:font-weight-complex="normal"/>
    </style:style>
    <style:style style:name="T7" style:family="text">
      <style:text-properties fo:color="#000000" style:font-name="sans-serif" fo:font-size="14pt" fo:font-weight="normal" officeooo:rsid="001e767b" style:font-size-asian="14pt" style:font-weight-asian="normal" style:font-size-complex="14pt" style:font-weight-complex="normal"/>
    </style:style>
    <style:style style:name="T8" style:family="text">
      <style:text-properties fo:color="#000000" style:font-name="sans-serif" fo:font-size="14pt" fo:font-weight="normal" officeooo:rsid="0025126d" style:font-size-asian="14pt" style:font-weight-asian="normal" style:font-size-complex="14pt" style:font-weight-complex="normal"/>
    </style:style>
    <style:style style:name="T9" style:family="text">
      <style:text-properties fo:color="#000000" style:font-name="sans-serif" fo:font-size="14pt" fo:font-weight="normal" officeooo:rsid="0026b8a7" style:font-size-asian="14pt" style:font-weight-asian="normal" style:font-size-complex="14pt" style:font-weight-complex="normal"/>
    </style:style>
    <style:style style:name="T10" style:family="text">
      <style:text-properties fo:color="#000000" style:font-name="sans-serif" fo:font-size="14pt" fo:font-weight="normal" officeooo:rsid="00289bf8" style:font-size-asian="14pt" style:font-weight-asian="normal" style:font-size-complex="14pt" style:font-weight-complex="normal"/>
    </style:style>
    <style:style style:name="T11" style:family="text">
      <style:text-properties fo:color="#000000" style:font-name="sans-serif" fo:font-size="14pt" fo:font-weight="normal" officeooo:rsid="0028f864" style:font-size-asian="14pt" style:font-weight-asian="normal" style:font-size-complex="14pt" style:font-weight-complex="normal"/>
    </style:style>
    <style:style style:name="T12" style:family="text">
      <style:text-properties fo:color="#d25252" style:font-name="Monospace1" fo:font-size="14pt" fo:font-weight="normal" officeooo:rsid="0025126d" fo:background-color="#32393e" loext:char-shading-value="0" style:font-size-asian="14pt" style:font-weight-asian="normal" style:font-size-complex="14pt" style:font-weight-complex="normal"/>
    </style:style>
    <style:style style:name="T13" style:family="text">
      <style:text-properties fo:color="#d8d8d8" style:font-name="Monospace" fo:font-size="14pt" fo:background-color="#32393e" loext:char-shading-value="0" style:font-size-asian="14pt"/>
    </style:style>
    <style:style style:name="T14" style:family="text">
      <style:text-properties fo:color="#bed6ff" style:font-name="Monospace" fo:font-size="14pt" fo:background-color="#32393e" loext:char-shading-value="0" style:font-size-asian="14pt"/>
    </style:style>
    <style:style style:name="T15" style:family="text">
      <style:text-properties fo:color="#3eabe6" style:font-name="Monospace" fo:font-size="14pt" fo:background-color="#32393e" loext:char-shading-value="0" style:font-size-asian="14pt"/>
    </style:style>
    <style:style style:name="T16" style:family="text">
      <style:text-properties fo:color="#ffc600" style:font-name="Monospace" fo:font-size="14pt" fo:background-color="#32393e" loext:char-shading-value="0" style:font-size-asian="14pt"/>
    </style:style>
    <style:style style:name="T17" style:family="text">
      <style:text-properties officeooo:rsid="00289bf8"/>
    </style:style>
    <style:style style:name="T18" style:family="text">
      <style:text-properties officeooo:rsid="0028f8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print Review</text:p>
      <text:p text:style-name="P1"/>
      <text:p text:style-name="P1"/>
      <text:p text:style-name="P3">sprint 1</text:p>
      <text:p text:style-name="P5"/>
      <text:p text:style-name="P7">Ce qui s’est bien passé :</text:p>
      <text:p text:style-name="P7"/>
      <text:p text:style-name="P9">_ Le développement des microservices patient et angular front-end ;</text:p>
      <text:p text:style-name="P9"/>
      <text:p text:style-name="P9">_ Le déploiement sous docker.</text:p>
      <text:p text:style-name="P5"/>
      <text:p text:style-name="P5"/>
      <text:p text:style-name="P7">Ce qui aurait pu aller mieux :</text:p>
      <text:p text:style-name="P7"/>
      <text:p text:style-name="P9">_ J’aurais pu commencer par développer une ui angular plutôt qu’une ui thymeleaf, <text:span text:style-name="T1">cela m’aurait éviter de perdre du temps</text:span>;</text:p>
      <text:p text:style-name="P9"/>
      <text:p text:style-name="P9">_ J’ai mis du temps avant de savoir comment les données des patients pouvaient être initialisées sous docker puis sauvegardées même après arrêt du container.</text:p>
      <text:p text:style-name="P9"/>
      <text:p text:style-name="P3"/>
      <text:p text:style-name="P7">Ce que j’aimerais faire différemment :</text:p>
      <text:p text:style-name="P7"/>
      <text:p text:style-name="P10">_ Ajouter un bouton delete pour supprimer les données d’un patient <text:span text:style-name="T2">(a finalement été fait)</text:span>;</text:p>
      <text:p text:style-name="P10"/>
      <text:p text:style-name="P9">_ Créer un microservice utilisateur pour pouvoir créer différents comptes utilisateur.</text:p>
      <text:p text:style-name="P9"/>
      <text:p text:style-name="P9"/>
      <text:p text:style-name="P9"/>
      <text:p text:style-name="P12"><text:span text:style-name="T3">Sprint </text:span><text:span text:style-name="T4">2</text:span></text:p>
      <text:p text:style-name="P12"><text:span text:style-name="T4"/></text:p>
      <text:p text:style-name="P8">Ce qui s’est bien passé :</text:p>
      <text:p text:style-name="P8"/>
      <text:p text:style-name="P12"><text:span text:style-name="T5">_ Le développement d</text:span><text:span text:style-name="T6">u</text:span><text:span text:style-name="T5"> microservice </text:span><text:span text:style-name="T6">note</text:span><text:span text:style-name="T5"> ;</text:span></text:p>
      <text:p text:style-name="P11"/>
      <text:p text:style-name="P11">_ Le déploiement sous docker.</text:p>
      <text:p text:style-name="P6"/>
      <text:p text:style-name="P6"/>
      <text:p text:style-name="P8">Ce qui aurait pu aller mieux :</text:p>
      <text:p text:style-name="P8"/>
      <text:p text:style-name="P12"><text:soft-page-break/><text:span text:style-name="T5">_ J</text:span><text:span text:style-name="T7">’ai eu une erreur en production, cela était dû à un changement de nom de mon jar et donc une non correspondance entre le jar et le Dockerfile</text:span><text:span text:style-name="T5">;<text:line-break/><text:line-break/>_ </text:span><text:span text:style-name="T8">Je n’arrivais pas à mettre la date avec la bonne zone horaire.<text:line-break/>J’ai finalement </text:span><text:span text:style-name="T9">réussi en </text:span><text:span text:style-name="T8">utilis</text:span><text:span text:style-name="T9">ant</text:span><text:span text:style-name="T8"> </text:span><text:span text:style-name="T12">LocalDateTime</text:span><text:span text:style-name="T13">.</text:span><text:span text:style-name="T14">now</text:span><text:span text:style-name="T13">(</text:span><text:span text:style-name="T15">ZoneId</text:span><text:span text:style-name="T13">.</text:span><text:span text:style-name="T14">of</text:span><text:span text:style-name="T13">(</text:span><text:span text:style-name="T16">"Europe/Paris"</text:span><text:span text:style-name="T13">))</text:span></text:p>
      <text:p text:style-name="P11"/>
      <text:p text:style-name="P12"><text:span text:style-name="T5">_ </text:span><text:span text:style-name="T10">Je n’arrivais pas à </text:span><text:span text:style-name="T11">démarrer</text:span><text:span text:style-name="T10"> mongodb, cela était dû au fait que la dernière version de mongodb n’était pas supporté par mon processeur.<text:line-break/>J’ai donc installé la version antérieure (la version 4.4).</text:span></text:p>
      <text:p text:style-name="P11"/>
      <text:p text:style-name="P4"/>
      <text:p text:style-name="P8">Ce que j’aimerais faire différemment :</text:p>
      <text:p text:style-name="P11"/>
      <text:p text:style-name="P11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1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1T16:41:00.550469922</meta:creation-date>
    <dc:date>2021-08-11T17:27:19.038989297</dc:date>
    <meta:editing-duration>PT46M14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2" meta:paragraph-count="19" meta:word-count="223" meta:character-count="1325" meta:non-whitespace-character-count="1120"/>
  </office:meta>
</office:document-meta>
</file>